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Preliminary Budget Distribution Shares by Work Packages and Partners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.7" calcext:value-type="float">
            <text:p>200,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7.9" calcext:value-type="float">
            <text:p>167,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6.8" calcext:value-type="float">
            <text:p>6,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0.9" calcext:value-type="float">
            <text:p>130,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([.B7:.K7])" office:value-type="float" office:value="49" calcext:value-type="float">
            <text:p>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6.8" calcext:value-type="float">
            <text:p>6,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7.9" calcext:value-type="float">
            <text:p>137,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9.7" calcext:value-type="float">
            <text:p>19,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.3" calcext:value-type="float">
            <text:p>23,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.2" calcext:value-type="float">
            <text:p>8,2</text:p>
          </table:table-cell>
          <table:table-cell office:value-type="float" office:value="6.5" calcext:value-type="float">
            <text:p>6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.3" calcext:value-type="float">
            <text:p>23,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7" calcext:value-type="float">
            <text:p>5,7</text:p>
          </table:table-cell>
          <table:table-cell office:value-type="float" office:value="61" calcext:value-type="float">
            <text:p>61</text:p>
          </table:table-cell>
          <table:table-cell office:value-type="float" office:value="23.8" calcext:value-type="float">
            <text:p>23,8</text:p>
          </table:table-cell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7.1" calcext:value-type="float">
            <text:p>117,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B13:.K13])" office:value-type="float" office:value="60.3" calcext:value-type="float">
            <text:p>60,3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4:.B13])" office:value-type="float" office:value="69.7" calcext:value-type="float">
            <text:p>69,7</text:p>
          </table:table-cell>
          <table:table-cell table:formula="of:=SUM([.C4:.C13])" office:value-type="float" office:value="84" calcext:value-type="float">
            <text:p>84</text:p>
          </table:table-cell>
          <table:table-cell table:formula="of:=SUM([.D4:.D13])" office:value-type="float" office:value="100" calcext:value-type="float">
            <text:p>100</text:p>
          </table:table-cell>
          <table:table-cell table:formula="of:=SUM([.E4:.E13])" office:value-type="float" office:value="40.4" calcext:value-type="float">
            <text:p>40,4</text:p>
          </table:table-cell>
          <table:table-cell table:formula="of:=SUM([.F4:.F13])" office:value-type="float" office:value="119.3" calcext:value-type="float">
            <text:p>119,3</text:p>
          </table:table-cell>
          <table:table-cell table:formula="of:=SUM([.G4:.G13])" office:value-type="float" office:value="177.8" calcext:value-type="float">
            <text:p>177,8</text:p>
          </table:table-cell>
          <table:table-cell table:formula="of:=SUM([.H4:.H13])" office:value-type="float" office:value="164.9" calcext:value-type="float">
            <text:p>164,9</text:p>
          </table:table-cell>
          <table:table-cell table:formula="of:=SUM([.I4:.I13])" office:value-type="float" office:value="37" calcext:value-type="float">
            <text:p>37</text:p>
          </table:table-cell>
          <table:table-cell table:formula="of:=SUM([.J4:.J13])" office:value-type="float" office:value="43" calcext:value-type="float">
            <text:p>43</text:p>
          </table:table-cell>
          <table:table-cell table:formula="of:=SUM([.K4:.K13])" office:value-type="float" office:value="94" calcext:value-type="float">
            <text:p>94</text:p>
          </table:table-cell>
          <table:table-cell table:formula="of:=SUM([.B14:.K14])" office:value-type="float" office:value="930.1" calcext:value-type="float">
            <text:p>930,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4]/9.31" office:value-type="float" office:value="7.48657357679914" calcext:value-type="float">
            <text:p>7,49</text:p>
          </table:table-cell>
          <table:table-cell table:style-name="ce2" table:formula="of:=[.C14]/9.31" office:value-type="float" office:value="9.02255639097744" calcext:value-type="float">
            <text:p>9,02</text:p>
          </table:table-cell>
          <table:table-cell table:style-name="ce2" table:formula="of:=[.D14]/9.31" office:value-type="float" office:value="10.7411385606874" calcext:value-type="float">
            <text:p>10,74</text:p>
          </table:table-cell>
          <table:table-cell table:style-name="ce2" table:formula="of:=[.E14]/9.31" office:value-type="float" office:value="4.33941997851772" calcext:value-type="float">
            <text:p>4,34</text:p>
          </table:table-cell>
          <table:table-cell table:style-name="ce2" table:formula="of:=[.F14]/9.31" office:value-type="float" office:value="12.8141783029001" calcext:value-type="float">
            <text:p>12,81</text:p>
          </table:table-cell>
          <table:table-cell table:style-name="ce2" table:formula="of:=[.G14]/9.31" office:value-type="float" office:value="19.0977443609023" calcext:value-type="float">
            <text:p>19,10</text:p>
          </table:table-cell>
          <table:table-cell table:style-name="ce2" table:formula="of:=[.H14]/9.31" office:value-type="float" office:value="17.7121374865736" calcext:value-type="float">
            <text:p>17,71</text:p>
          </table:table-cell>
          <table:table-cell table:style-name="ce2" table:formula="of:=[.I14]/9.31" office:value-type="float" office:value="3.97422126745435" calcext:value-type="float">
            <text:p>3,97</text:p>
          </table:table-cell>
          <table:table-cell table:style-name="ce2" table:formula="of:=[.J14]/9.31" office:value-type="float" office:value="4.6186895810956" calcext:value-type="float">
            <text:p>4,62</text:p>
          </table:table-cell>
          <table:table-cell table:style-name="ce2" table:formula="of:=[.K14]/9.31" office:value-type="float" office:value="10.0966702470462" calcext:value-type="float">
            <text:p>10,10</text:p>
          </table:table-cell>
          <table:table-cell table:style-name="ce2" table:formula="of:=[.L14]/9.31" office:value-type="float" office:value="99.9033297529538" calcext:value-type="float">
            <text:p>99,9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Preliminary Budget Distribution in Person-Days by Partners and Staff Categorie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2:.E22];[.H23:.K23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3:.E23];[.H23:.K23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4:.E24];[.H23:.K23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4:.K24])" office:value-type="float" office:value="54430" calcext:value-type="float">
            <text:p>54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6:.E26];[.H23:.K23])" office:value-type="float" office:value="138130" calcext:value-type="float">
            <text:p>138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7:.E27];[.H24:.K24])" office:value-type="float" office:value="23760" calcext:value-type="float">
            <text:p>23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8:.E28];[.H24:.K24])" office:value-type="float" office:value="23190" calcext:value-type="float">
            <text:p>23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9:.E29];[.H24:.K24])" office:value-type="float" office:value="23190" calcext:value-type="float">
            <text:p>23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2:.K22])" office:value-type="float" office:value="110520" calcext:value-type="float">
            <text:p>110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1:.E31];[.H24:.K24])" office:value-type="float" office:value="58390" calcext:value-type="float">
            <text:p>5839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formula="of:=SUM([.F22:.F31])" office:value-type="float" office:value="928575" calcext:value-type="float">
            <text:p>928575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Budget Distribution Templat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</text:p>
          </table:table-cell>
          <table:table-cell table:formula="of:=SUMPRODUCT([.B35:.E35];[.H23:.K23])" office:value-type="float" office:value="11070" calcext:value-type="float">
            <text:p>11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6:.E36];[.H23:.K23])" office:value-type="float" office:value="11070" calcext:value-type="float">
            <text:p>11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7:.E37];[.H23:.K23])" office:value-type="float" office:value="11070" calcext:value-type="float">
            <text:p>11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SUMPRODUCT([.B38:.E38];[.H24:.K24])" office:value-type="float" office:value="7400" calcext:value-type="float">
            <text:p>7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39:.E39];[.H23:.K23])" office:value-type="float" office:value="11070" calcext:value-type="float">
            <text:p>11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PRODUCT([.B40:.E40];[.H23:.K23])" office:value-type="float" office:value="3064" calcext:value-type="float">
            <text:p>3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1:.E41];[.H24:.K24])" office:value-type="float" office:value="3700" calcext:value-type="float">
            <text:p>3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2:.E42];[.H24:.K24])" office:value-type="float" office:value="3700" calcext:value-type="float">
            <text:p>3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3:.E43];[.H22:.K22])" office:value-type="float" office:value="12200" calcext:value-type="float">
            <text:p>12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SUMPRODUCT([.B44:.E44];[.H24:.K24])" office:value-type="float" office:value="3700" calcext:value-type="float">
            <text:p>370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formula="of:=SUM([.F35:.F44])" office:value-type="float" office:value="78044" calcext:value-type="float">
            <text:p>78044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2" office:value-type="string" calcext:value-type="string">
            <text:p>Final Budget Distribution summing up Person-Days by Storie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ULEI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table:formula="of:=SUMPRODUCT([.B49:.E49];[.H23:.K23])" office:value-type="float" office:value="201762" calcext:value-type="float">
            <text:p>201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SA</text:p>
          </table:table-cell>
          <table:table-cell office:value-type="float" office:value="101" calcext:value-type="float">
            <text:p>101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96" calcext:value-type="float">
            <text:p>96</text:p>
          </table:table-cell>
          <table:table-cell table:formula="of:=SUMPRODUCT([.B50:.E50];[.H23:.K23])" office:value-type="float" office:value="165870" calcext:value-type="float">
            <text:p>165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O</text:p>
          </table:table-cell>
          <table:table-cell office:value-type="float" office:value="95" calcext:value-type="float">
            <text:p>95</text:p>
          </table:table-cell>
          <table:table-cell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table:formula="of:=SUMPRODUCT([.B51:.E51];[.H23:.K23])" office:value-type="float" office:value="129342" calcext:value-type="float">
            <text:p>129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formula="of:=SUMPRODUCT([.B52:.E52];[.H24:.K24])" office:value-type="float" office:value="49660" calcext:value-type="float">
            <text:p>496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T</text:p>
          </table:table-cell>
          <table:table-cell office:value-type="float" office:value="91" calcext:value-type="float">
            <text:p>91</text:p>
          </table:table-cell>
          <table:table-cell office:value-type="float" office:value="226" calcext:value-type="float">
            <text:p>226</text:p>
          </table:table-cell>
          <table:table-cell office:value-type="float" office:value="170" calcext:value-type="float">
            <text:p>170</text:p>
          </table:table-cell>
          <table:table-cell office:value-type="float" office:value="91" calcext:value-type="float">
            <text:p>91</text:p>
          </table:table-cell>
          <table:table-cell table:formula="of:=SUMPRODUCT([.B53:.E53];[.H23:.K23])" office:value-type="float" office:value="135925" calcext:value-type="float">
            <text:p>1359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aeffl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PRODUCT([.B54:.E54];[.H23:.K23])" office:value-type="float" office:value="17192" calcext:value-type="float">
            <text:p>171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xia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5:.E55];[.H24:.K24])" office:value-type="float" office:value="23750" calcext:value-type="float">
            <text:p>23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last</text:p>
          </table:table-cell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SUMPRODUCT([.B56:.E56];[.H24:.K24])" office:value-type="float" office:value="23750" calcext:value-type="float">
            <text:p>237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tschgi</text:p>
          </table:table-cell>
          <table:table-cell office:value-type="float" office:value="85" calcext:value-type="float">
            <text:p>85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UMPRODUCT([.B57:.E57];[.H22:.K22])" office:value-type="float" office:value="118754" calcext:value-type="float">
            <text:p>118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 Minsk</text:p>
          </table:table-cell>
          <table:table-cell office:value-type="float" office:value="121" calcext:value-type="float">
            <text:p>121</text:p>
          </table:table-cell>
          <table:table-cell office:value-type="float" office:value="396" calcext:value-type="float">
            <text:p>396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table:formula="of:=SUMPRODUCT([.B58:.E58];[.H24:.K24])" office:value-type="float" office:value="60580" calcext:value-type="float">
            <text:p>6058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formula="of:=SUM([.F49:.F58])" office:value-type="float" office:value="926585" calcext:value-type="float">
            <text:p>92658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.00.0000</text:date>, <text:time style:data-style-name="N2" text:time-value="10:17:11.8426927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6T16:28:52.815007120</dc:date>
    <meta:editing-duration>PT6H15M43S</meta:editing-duration>
    <meta:editing-cycles>37</meta:editing-cycles>
    <meta:generator>LibreOffice/6.0.7.3$Linux_X86_64 LibreOffice_project/00m0$Build-3</meta:generator>
    <meta:document-statistic meta:table-count="1" meta:cell-count="301" meta:object-count="0"/>
  </office:meta>
</office:document-meta>
</file>